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2.118cm"/>
    </style:style>
    <style:style style:name="co12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18.195cm" svg:y="0.091cm">
            <draw:object draw:notify-on-update-of-ranges="Sheet1.B1:Sheet1.B5 Sheet1.A1:Sheet1.A1 Sheet1.C1:Sheet1.C5 Sheet1.A16:Sheet1.A16 Sheet1.C16:Sheet1.C20 Sheet1.B16:Sheet1.B20 Sheet1.A6:Sheet1.A6 Sheet1.C6:Sheet1.C10 Sheet1.B6:Sheet1.B10 Sheet1.A11:Sheet1.A11 Sheet1.C11:Sheet1.C15 Sheet1.B1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4" table:default-cell-style-name="ce8"/>
        <table:table-column table:style-name="co4" table:default-cell-style-name="ce20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ce19"/>
        <table:table-row table:style-name="ro1">
          <table:table-cell table:style-name="ce1" office:value-type="string" calcext:value-type="string" table:number-columns-spanned="1" table:number-rows-spanned="5">
            <text:p>36000*1200, 1200*3600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1.8085" calcext:value-type="float">
            <text:p>41,8085</text:p>
          </table:table-cell>
          <table:table-cell table:formula="of:=[.C$1]/[.C1]" office:value-type="float" office:value="1" calcext:value-type="float">
            <text:p>1</text:p>
          </table:table-cell>
          <table:table-cell table:formula="of:=[.D1]/[.B1]" office:value-type="float" office:value="1" calcext:value-type="float">
            <text:p>1</text:p>
          </table:table-cell>
          <table:table-cell table:number-columns-repeated="10"/>
          <table:table-cell table:style-name="ce19" table:number-columns-repeated="6"/>
          <table:table-cell table:style-name="Default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1.2975" calcext:value-type="float">
            <text:p>31,2975</text:p>
          </table:table-cell>
          <table:table-cell table:formula="of:=[.C$1]/[.C2]" office:value-type="float" office:value="1.33584152088825" calcext:value-type="float">
            <text:p>1,33584152088825</text:p>
          </table:table-cell>
          <table:table-cell table:formula="of:=[.D2]/[.B2]" office:value-type="float" office:value="0.667920760444125" calcext:value-type="float">
            <text:p>0,667920760444125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.5629" calcext:value-type="float">
            <text:p>21,5629</text:p>
          </table:table-cell>
          <table:table-cell table:formula="of:=[.C$1]/[.C3]" office:value-type="float" office:value="1.93890895937003" calcext:value-type="float">
            <text:p>1,93890895937003</text:p>
          </table:table-cell>
          <table:table-cell table:formula="of:=[.D3]/[.B3]" office:value-type="float" office:value="0.484727239842507" calcext:value-type="float">
            <text:p>0,484727239842507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9.7843" calcext:value-type="float">
            <text:p>19,7843</text:p>
          </table:table-cell>
          <table:table-cell table:formula="of:=[.C$1]/[.C4]" office:value-type="float" office:value="2.11321603493679" calcext:value-type="float">
            <text:p>2,11321603493679</text:p>
          </table:table-cell>
          <table:table-cell table:formula="of:=[.D4]/[.B4]" office:value-type="float" office:value="0.264152004367099" calcext:value-type="float">
            <text:p>0,264152004367099</text:p>
          </table:table-cell>
          <table:table-cell table:number-columns-repeated="16"/>
          <table:table-cell table:style-name="Default"/>
        </table:table-row>
        <table:table-row table:style-name="ro1">
          <table:covered-table-cell table:style-name="ce1"/>
          <table:table-cell table:style-name="ce9" office:value-type="float" office:value="16" calcext:value-type="float">
            <text:p>16</text:p>
          </table:table-cell>
          <table:table-cell table:style-name="ce16" office:value-type="float" office:value="9.77358" calcext:value-type="float">
            <text:p>9,77358</text:p>
          </table:table-cell>
          <table:table-cell table:style-name="ce18" table:formula="of:=[.C$1]/[.C5]" office:value-type="float" office:value="4.2777058150647" calcext:value-type="float">
            <text:p>4,2777058150647</text:p>
          </table:table-cell>
          <table:table-cell table:style-name="ce21" table:formula="of:=[.D5]/[.B5]" office:value-type="float" office:value="0.267356613441543" calcext:value-type="float">
            <text:p>0,267356613441543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5">
            <text:p>3600*12000, 12000*360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76.199" calcext:value-type="float">
            <text:p>476,199</text:p>
          </table:table-cell>
          <table:table-cell table:formula="of:=[.C$6]/[.C6]" office:value-type="float" office:value="1" calcext:value-type="float">
            <text:p>1</text:p>
          </table:table-cell>
          <table:table-cell table:formula="of:=[.D6]/[.B6]" office:value-type="float" office:value="1" calcext:value-type="float">
            <text:p>1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Default" office:value-type="float" office:value="320.386" calcext:value-type="float">
            <text:p>320,386</text:p>
          </table:table-cell>
          <table:table-cell table:formula="of:=[.C$6]/[.C7]" office:value-type="float" office:value="1.48632899065502" calcext:value-type="float">
            <text:p>1,48632899065502</text:p>
          </table:table-cell>
          <table:table-cell table:formula="of:=[.D7]/[.B7]" office:value-type="float" office:value="0.743164495327511" calcext:value-type="float">
            <text:p>0,743164495327511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Default" office:value-type="float" office:value="161.099" calcext:value-type="float">
            <text:p>161,099</text:p>
          </table:table-cell>
          <table:table-cell table:formula="of:=[.C$6]/[.C8]" office:value-type="float" office:value="2.95594013618955" calcext:value-type="float">
            <text:p>2,95594013618955</text:p>
          </table:table-cell>
          <table:table-cell table:formula="of:=[.D8]/[.B8]" office:value-type="float" office:value="0.738985034047387" calcext:value-type="float">
            <text:p>0,738985034047387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6.273" calcext:value-type="float">
            <text:p>126,273</text:p>
          </table:table-cell>
          <table:table-cell table:formula="of:=[.C$6]/[.C9]" office:value-type="float" office:value="3.77118623933858" calcext:value-type="float">
            <text:p>3,77118623933858</text:p>
          </table:table-cell>
          <table:table-cell table:formula="of:=[.D9]/[.B9]" office:value-type="float" office:value="0.471398279917322" calcext:value-type="float">
            <text:p>0,471398279917322</text:p>
          </table:table-cell>
          <table:table-cell table:number-columns-repeated="16"/>
          <table:table-cell table:style-name="Default"/>
        </table:table-row>
        <table:table-row table:style-name="ro1">
          <table:covered-table-cell table:style-name="ce1"/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65.8782" calcext:value-type="float">
            <text:p>65,8782</text:p>
          </table:table-cell>
          <table:table-cell table:style-name="ce18" table:formula="of:=[.C$6]/[.C10]" office:value-type="float" office:value="7.22847618787399" calcext:value-type="float">
            <text:p>7,22847618787399</text:p>
          </table:table-cell>
          <table:table-cell table:style-name="ce21" table:formula="of:=[.D10]/[.B10]" office:value-type="float" office:value="0.451779761742124" calcext:value-type="float">
            <text:p>0,451779761742124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5">
            <text:p>3600*120, 120*360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51205" calcext:value-type="float">
            <text:p>0,051205</text:p>
          </table:table-cell>
          <table:table-cell table:formula="of:=[.C$11]/[.C11]" office:value-type="float" office:value="1" calcext:value-type="float">
            <text:p>1</text:p>
          </table:table-cell>
          <table:table-cell table:formula="of:=[.D11]/[.B11]" office:value-type="float" office:value="1" calcext:value-type="float">
            <text:p>1</text:p>
          </table:table-cell>
          <table:table-cell table:number-columns-repeated="16"/>
          <table:table-cell table:style-name="Default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Default" office:value-type="float" office:value="0.016731" calcext:value-type="float">
            <text:p>0,016731</text:p>
          </table:table-cell>
          <table:table-cell table:formula="of:=[.C$11]/[.C12]" office:value-type="float" office:value="3.06048652202498" calcext:value-type="float">
            <text:p>3,06048652202498</text:p>
          </table:table-cell>
          <table:table-cell table:formula="of:=[.D12]/[.B12]" office:value-type="float" office:value="1.53024326101249" calcext:value-type="float">
            <text:p>1,53024326101249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4" office:value-type="float" office:value="0.011227" calcext:value-type="float">
            <text:p>0,011227</text:p>
          </table:table-cell>
          <table:table-cell table:formula="of:=[.C$11]/[.C13]" office:value-type="float" office:value="4.56088002137704" calcext:value-type="float">
            <text:p>4,56088002137704</text:p>
          </table:table-cell>
          <table:table-cell table:formula="of:=[.D13]/[.B13]" office:value-type="float" office:value="1.14022000534426" calcext:value-type="float">
            <text:p>1,14022000534426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7538" calcext:value-type="float">
            <text:p>0,007538</text:p>
          </table:table-cell>
          <table:table-cell table:formula="of:=[.C$11]/[.C14]" office:value-type="float" office:value="6.79291589280976" calcext:value-type="float">
            <text:p>6,79291589280976</text:p>
          </table:table-cell>
          <table:table-cell table:formula="of:=[.D14]/[.B14]" office:value-type="float" office:value="0.849114486601221" calcext:value-type="float">
            <text:p>0,849114486601221</text:p>
          </table:table-cell>
          <table:table-cell table:number-columns-repeated="17"/>
        </table:table-row>
        <table:table-row table:style-name="ro1">
          <table:covered-table-cell table:style-name="ce1"/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.006596" calcext:value-type="float">
            <text:p>0,006596</text:p>
          </table:table-cell>
          <table:table-cell table:style-name="ce18" table:formula="of:=[.C$11]/[.C15]" office:value-type="float" office:value="7.76303820497271" calcext:value-type="float">
            <text:p>7,76303820497271</text:p>
          </table:table-cell>
          <table:table-cell table:style-name="ce21" table:formula="of:=[.D15]/[.B15]" office:value-type="float" office:value="0.485189887810794" calcext:value-type="float">
            <text:p>0,485189887810794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3600*3600, 3600*360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9.6188" calcext:value-type="float">
            <text:p>39,6188</text:p>
          </table:table-cell>
          <table:table-cell table:formula="of:=[.C$16]/[.C16]" office:value-type="float" office:value="1" calcext:value-type="float">
            <text:p>1</text:p>
          </table:table-cell>
          <table:table-cell table:formula="of:=[.D16]/[.B1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0.2447" calcext:value-type="float">
            <text:p>20,2447</text:p>
          </table:table-cell>
          <table:table-cell table:formula="of:=[.C$16]/[.C17]" office:value-type="float" office:value="1.95699615207931" calcext:value-type="float">
            <text:p>1,95699615207931</text:p>
          </table:table-cell>
          <table:table-cell table:formula="of:=[.D17]/[.B17]" office:value-type="float" office:value="0.978498076039655" calcext:value-type="float">
            <text:p>0,978498076039655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4" office:value-type="float" office:value="13.4961" calcext:value-type="float">
            <text:p>13,4961</text:p>
          </table:table-cell>
          <table:table-cell table:formula="of:=[.C$16]/[.C18]" office:value-type="float" office:value="2.93557398063144" calcext:value-type="float">
            <text:p>2,93557398063144</text:p>
          </table:table-cell>
          <table:table-cell table:formula="of:=[.D18]/[.B18]" office:value-type="float" office:value="0.73389349515786" calcext:value-type="float">
            <text:p>0,73389349515786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Default" office:value-type="float" office:value="11.3602" calcext:value-type="float">
            <text:p>11,3602</text:p>
          </table:table-cell>
          <table:table-cell table:formula="of:=[.C$16]/[.C19]" office:value-type="float" office:value="3.48750902272847" calcext:value-type="float">
            <text:p>3,48750902272847</text:p>
          </table:table-cell>
          <table:table-cell table:formula="of:=[.D19]/[.B19]" office:value-type="float" office:value="0.435938627841059" calcext:value-type="float">
            <text:p>0,435938627841059</text:p>
          </table:table-cell>
          <table:table-cell table:number-columns-repeated="17"/>
        </table:table-row>
        <table:table-row table:style-name="ro1">
          <table:covered-table-cell table:style-name="ce1"/>
          <table:table-cell table:style-name="ce18" office:value-type="float" office:value="16" calcext:value-type="float">
            <text:p>16</text:p>
          </table:table-cell>
          <table:table-cell table:style-name="ce1" office:value-type="float" office:value="5.84346" calcext:value-type="float">
            <text:p>5,84346</text:p>
          </table:table-cell>
          <table:table-cell table:style-name="ce18" table:formula="of:=[.C$16]/[.C20]" office:value-type="float" office:value="6.78002416376599" calcext:value-type="float">
            <text:p>6,78002416376599</text:p>
          </table:table-cell>
          <table:table-cell table:style-name="ce21" table:formula="of:=[.D20]/[.B20]" office:value-type="float" office:value="0.423751510235374" calcext:value-type="float">
            <text:p>0,423751510235374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1" draw:style-name="gr1" draw:text-style-name="P1" svg:width="17.176cm" svg:height="9.724cm" draw:transform="rotate (-0.0059341194567806) translate (1.422cm 0.404cm)">
              <draw:object draw:notify-on-update-of-ranges="Sheet1.B1:Sheet1.B5 Sheet1.A1:Sheet1.A1 Sheet1.D1:Sheet1.D5 Sheet1.A16:Sheet1.A16 Sheet1.D16:Sheet1.D20 Sheet1.B16:Sheet1.B20 Sheet1.A6:Sheet1.A6 Sheet1.D6:Sheet1.D10 Sheet1.B6:Sheet1.B10 Sheet1.A11:Sheet1.A11 Sheet1.D11:Sheet1.D15 Sheet1.B11:Sheet1.B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>
            <draw:frame draw:z-index="2" draw:style-name="gr1" draw:text-style-name="P1" svg:width="17.176cm" svg:height="9.724cm" svg:x="0.394cm" svg:y="0.091cm">
              <draw:object draw:notify-on-update-of-ranges="Sheet1.B1:Sheet1.B5 Sheet1.A1:Sheet1.A1 Sheet1.E1:Sheet1.E5 Sheet1.A16:Sheet1.A16 Sheet1.E16:Sheet1.E20 Sheet1.B16:Sheet1.B20 Sheet1.A6:Sheet1.A6 Sheet1.E6:Sheet1.E10 Sheet1.B6:Sheet1.B10 Sheet1.A11:Sheet1.A11 Sheet1.E11:Sheet1.E15 Sheet1.B11:Sheet1.B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.00.0000</text:date>, <text:time style:data-style-name="N2" text:time-value="14:24:51.8301910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4-24T15:51:22.925296814</dc:date>
    <meta:editing-duration>PT3H55M41S</meta:editing-duration>
    <meta:editing-cycles>30</meta:editing-cycles>
    <meta:document-statistic meta:table-count="1" meta:cell-count="8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1.931cm" svg:y="3.816cm" style:legend-expansion="high" chart:style-name="ch3"/>
        <chart:plot-area chart:style-name="ch4" svg:x="0.628cm" svg:y="0.039cm" svg:width="16.182cm" svg:height="9.769cm">
          <chart:coordinate-region svg:x="1.453cm" svg:y="0.238cm" svg:width="15.164cm" svg:height="8.923cm"/>
          <chart:axis chart:dimension="x" chart:name="primary-x" chart:style-name="ch5">
            <chart:title svg:x="8.278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5" chart:label-cell-address="Sheet1.A1:Sheet1.A1" chart:class="chart:scatter">
            <chart:domain table:cell-range-address="Sheet1.B1:Sheet1.B5"/>
            <chart:data-point chart:repeated="5"/>
          </chart:series>
          <chart:series chart:style-name="ch9" chart:values-cell-range-address="Sheet1.C16:Sheet1.C20" chart:label-cell-address="Sheet1.A16:Sheet1.A16" chart:class="chart:scatter">
            <chart:domain table:cell-range-address="Sheet1.B16:Sheet1.B20"/>
            <chart:data-point chart:repeated="5"/>
          </chart:series>
          <chart:series chart:style-name="ch10" chart:values-cell-range-address="Sheet1.C6:Sheet1.C10" chart:label-cell-address="Sheet1.A6:Sheet1.A6" chart:class="chart:scatter">
            <chart:domain table:cell-range-address="Sheet1.B6:Sheet1.B10"/>
            <chart:data-point chart:repeated="5"/>
          </chart:series>
          <chart:series chart:style-name="ch11" chart:values-cell-range-address="Sheet1.C11:Sheet1.C15" chart:label-cell-address="Sheet1.A11:Sheet1.A11" chart:class="chart:scatter">
            <chart:domain table:cell-range-address="Sheet1.B11:Sheet1.B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6000*1200, 1200*36000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3600, 3600*3600</text:p>
                <draw:g>
                  <svg:desc>Sheet1.A16:Sheet1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00, 12000*3600</text:p>
                <draw:g>
                  <svg:desc>Sheet1.A6:Sheet1.A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, 120*3600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41.8085">
                <text:p>41.8085</text:p>
                <draw:g>
                  <svg:desc>Sheet1.C1:Sheet1.C5</svg:desc>
                </draw:g>
              </table:table-cell>
              <table:table-cell office:value-type="float" office:value="1">
                <text:p>1</text:p>
                <draw:g>
                  <svg:desc>Sheet1.B16:Sheet1.B20</svg:desc>
                </draw:g>
              </table:table-cell>
              <table:table-cell office:value-type="float" office:value="39.6188">
                <text:p>39.6188</text:p>
                <draw:g>
                  <svg:desc>Sheet1.C16:Sheet1.C20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476.199">
                <text:p>476.199</text:p>
                <draw:g>
                  <svg:desc>Sheet1.C6:Sheet1.C10</svg:desc>
                </draw:g>
              </table:table-cell>
              <table:table-cell office:value-type="float" office:value="1">
                <text:p>1</text:p>
                <draw:g>
                  <svg:desc>Sheet1.B11:Sheet1.B15</svg:desc>
                </draw:g>
              </table:table-cell>
              <table:table-cell office:value-type="float" office:value="0.051205">
                <text:p>0.051205</text:p>
                <draw:g>
                  <svg:desc>Sheet1.C11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975">
                <text:p>31.2975</text:p>
              </table:table-cell>
              <table:table-cell office:value-type="float" office:value="2">
                <text:p>2</text:p>
              </table:table-cell>
              <table:table-cell office:value-type="float" office:value="20.2447">
                <text:p>20.2447</text:p>
              </table:table-cell>
              <table:table-cell office:value-type="float" office:value="2">
                <text:p>2</text:p>
              </table:table-cell>
              <table:table-cell office:value-type="float" office:value="320.386">
                <text:p>320.386</text:p>
              </table:table-cell>
              <table:table-cell office:value-type="float" office:value="2">
                <text:p>2</text:p>
              </table:table-cell>
              <table:table-cell office:value-type="float" office:value="0.016731">
                <text:p>0.01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.5629">
                <text:p>21.5629</text:p>
              </table:table-cell>
              <table:table-cell office:value-type="float" office:value="4">
                <text:p>4</text:p>
              </table:table-cell>
              <table:table-cell office:value-type="float" office:value="13.4961">
                <text:p>13.4961</text:p>
              </table:table-cell>
              <table:table-cell office:value-type="float" office:value="4">
                <text:p>4</text:p>
              </table:table-cell>
              <table:table-cell office:value-type="float" office:value="161.099">
                <text:p>161.099</text:p>
              </table:table-cell>
              <table:table-cell office:value-type="float" office:value="4">
                <text:p>4</text:p>
              </table:table-cell>
              <table:table-cell office:value-type="float" office:value="0.011227">
                <text:p>0.01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9.7843">
                <text:p>19.7843</text:p>
              </table:table-cell>
              <table:table-cell office:value-type="float" office:value="8">
                <text:p>8</text:p>
              </table:table-cell>
              <table:table-cell office:value-type="float" office:value="11.3602">
                <text:p>11.3602</text:p>
              </table:table-cell>
              <table:table-cell office:value-type="float" office:value="8">
                <text:p>8</text:p>
              </table:table-cell>
              <table:table-cell office:value-type="float" office:value="126.273">
                <text:p>126.273</text:p>
              </table:table-cell>
              <table:table-cell office:value-type="float" office:value="8">
                <text:p>8</text:p>
              </table:table-cell>
              <table:table-cell office:value-type="float" office:value="0.007538">
                <text:p>0.00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.77358">
                <text:p>9.77358</text:p>
              </table:table-cell>
              <table:table-cell office:value-type="float" office:value="16">
                <text:p>16</text:p>
              </table:table-cell>
              <table:table-cell office:value-type="float" office:value="5.84346">
                <text:p>5.84346</text:p>
              </table:table-cell>
              <table:table-cell office:value-type="float" office:value="16">
                <text:p>16</text:p>
              </table:table-cell>
              <table:table-cell office:value-type="float" office:value="65.8782">
                <text:p>65.8782</text:p>
              </table:table-cell>
              <table:table-cell office:value-type="float" office:value="16">
                <text:p>16</text:p>
              </table:table-cell>
              <table:table-cell office:value-type="float" office:value="0.006596">
                <text:p>0.006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1.931cm" svg:y="3.816cm" style:legend-expansion="high" chart:style-name="ch3"/>
        <chart:plot-area chart:style-name="ch4" svg:x="0.98cm" svg:y="0.039cm" svg:width="15.798cm" svg:height="9.768cm">
          <chart:coordinate-region svg:x="1.422cm" svg:y="0.238cm" svg:width="15.163cm" svg:height="8.922cm"/>
          <chart:axis chart:dimension="x" chart:name="primary-x" chart:style-name="ch5">
            <chart:title svg:x="8.438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.077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5" chart:label-cell-address="Sheet1.A1:Sheet1.A1" chart:class="chart:scatter">
            <chart:domain table:cell-range-address="Sheet1.B1:Sheet1.B5"/>
            <chart:data-point chart:repeated="5"/>
          </chart:series>
          <chart:series chart:style-name="ch9" chart:values-cell-range-address="Sheet1.D16:Sheet1.D20" chart:label-cell-address="Sheet1.A16:Sheet1.A16" chart:class="chart:scatter">
            <chart:domain table:cell-range-address="Sheet1.B16:Sheet1.B20"/>
            <chart:data-point chart:repeated="5"/>
          </chart:series>
          <chart:series chart:style-name="ch10" chart:values-cell-range-address="Sheet1.D6:Sheet1.D10" chart:label-cell-address="Sheet1.A6:Sheet1.A6" chart:class="chart:scatter">
            <chart:domain table:cell-range-address="Sheet1.B6:Sheet1.B10"/>
            <chart:data-point chart:repeated="5"/>
          </chart:series>
          <chart:series chart:style-name="ch11" chart:values-cell-range-address="Sheet1.D11:Sheet1.D15" chart:label-cell-address="Sheet1.A11:Sheet1.A11" chart:class="chart:scatter">
            <chart:domain table:cell-range-address="Sheet1.B11:Sheet1.B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6000*1200, 1200*36000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3600, 3600*3600</text:p>
                <draw:g>
                  <svg:desc>Sheet1.A16:Sheet1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00, 12000*3600</text:p>
                <draw:g>
                  <svg:desc>Sheet1.A6:Sheet1.A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, 120*3600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D1:Sheet1.D5</svg:desc>
                </draw:g>
              </table:table-cell>
              <table:table-cell office:value-type="float" office:value="1">
                <text:p>1</text:p>
                <draw:g>
                  <svg:desc>Sheet1.B16:Sheet1.B20</svg:desc>
                </draw:g>
              </table:table-cell>
              <table:table-cell office:value-type="float" office:value="1">
                <text:p>1</text:p>
                <draw:g>
                  <svg:desc>Sheet1.D16:Sheet1.D20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1">
                <text:p>1</text:p>
                <draw:g>
                  <svg:desc>Sheet1.D6:Sheet1.D10</svg:desc>
                </draw:g>
              </table:table-cell>
              <table:table-cell office:value-type="float" office:value="1">
                <text:p>1</text:p>
                <draw:g>
                  <svg:desc>Sheet1.B11:Sheet1.B15</svg:desc>
                </draw:g>
              </table:table-cell>
              <table:table-cell office:value-type="float" office:value="1">
                <text:p>1</text:p>
                <draw:g>
                  <svg:desc>Sheet1.D11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3584152088825">
                <text:p>1.33584152088825</text:p>
              </table:table-cell>
              <table:table-cell office:value-type="float" office:value="2">
                <text:p>2</text:p>
              </table:table-cell>
              <table:table-cell office:value-type="float" office:value="1.95699615207931">
                <text:p>1.95699615207931</text:p>
              </table:table-cell>
              <table:table-cell office:value-type="float" office:value="2">
                <text:p>2</text:p>
              </table:table-cell>
              <table:table-cell office:value-type="float" office:value="1.48632899065502">
                <text:p>1.48632899065502</text:p>
              </table:table-cell>
              <table:table-cell office:value-type="float" office:value="2">
                <text:p>2</text:p>
              </table:table-cell>
              <table:table-cell office:value-type="float" office:value="3.06048652202498">
                <text:p>3.06048652202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3890895937003">
                <text:p>1.93890895937003</text:p>
              </table:table-cell>
              <table:table-cell office:value-type="float" office:value="4">
                <text:p>4</text:p>
              </table:table-cell>
              <table:table-cell office:value-type="float" office:value="2.93557398063144">
                <text:p>2.93557398063144</text:p>
              </table:table-cell>
              <table:table-cell office:value-type="float" office:value="4">
                <text:p>4</text:p>
              </table:table-cell>
              <table:table-cell office:value-type="float" office:value="2.95594013618955">
                <text:p>2.95594013618955</text:p>
              </table:table-cell>
              <table:table-cell office:value-type="float" office:value="4">
                <text:p>4</text:p>
              </table:table-cell>
              <table:table-cell office:value-type="float" office:value="4.56088002137704">
                <text:p>4.56088002137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11321603493679">
                <text:p>2.11321603493679</text:p>
              </table:table-cell>
              <table:table-cell office:value-type="float" office:value="8">
                <text:p>8</text:p>
              </table:table-cell>
              <table:table-cell office:value-type="float" office:value="3.48750902272847">
                <text:p>3.48750902272847</text:p>
              </table:table-cell>
              <table:table-cell office:value-type="float" office:value="8">
                <text:p>8</text:p>
              </table:table-cell>
              <table:table-cell office:value-type="float" office:value="3.77118623933858">
                <text:p>3.77118623933858</text:p>
              </table:table-cell>
              <table:table-cell office:value-type="float" office:value="8">
                <text:p>8</text:p>
              </table:table-cell>
              <table:table-cell office:value-type="float" office:value="6.79291589280976">
                <text:p>6.79291589280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2777058150647">
                <text:p>4.2777058150647</text:p>
              </table:table-cell>
              <table:table-cell office:value-type="float" office:value="16">
                <text:p>16</text:p>
              </table:table-cell>
              <table:table-cell office:value-type="float" office:value="6.78002416376599">
                <text:p>6.78002416376599</text:p>
              </table:table-cell>
              <table:table-cell office:value-type="float" office:value="16">
                <text:p>16</text:p>
              </table:table-cell>
              <table:table-cell office:value-type="float" office:value="7.22847618787399">
                <text:p>7.22847618787399</text:p>
              </table:table-cell>
              <table:table-cell office:value-type="float" office:value="16">
                <text:p>16</text:p>
              </table:table-cell>
              <table:table-cell office:value-type="float" office:value="7.76303820497271">
                <text:p>7.76303820497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1.931cm" svg:y="3.816cm" style:legend-expansion="high" chart:style-name="ch3"/>
        <chart:plot-area chart:style-name="ch4" svg:x="0.724cm" svg:y="0.038cm" svg:width="16.086cm" svg:height="9.77cm">
          <chart:coordinate-region svg:x="1.453cm" svg:y="0.238cm" svg:width="15.164cm" svg:height="8.923cm"/>
          <chart:axis chart:dimension="x" chart:name="primary-x" chart:style-name="ch5">
            <chart:title svg:x="8.35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5" chart:label-cell-address="Sheet1.A1:Sheet1.A1" chart:class="chart:scatter">
            <chart:domain table:cell-range-address="Sheet1.B1:Sheet1.B5"/>
            <chart:data-point chart:repeated="5"/>
          </chart:series>
          <chart:series chart:style-name="ch9" chart:values-cell-range-address="Sheet1.E16:Sheet1.E20" chart:label-cell-address="Sheet1.A16:Sheet1.A16" chart:class="chart:scatter">
            <chart:domain table:cell-range-address="Sheet1.B16:Sheet1.B20"/>
            <chart:data-point chart:repeated="5"/>
          </chart:series>
          <chart:series chart:style-name="ch10" chart:values-cell-range-address="Sheet1.E6:Sheet1.E10" chart:label-cell-address="Sheet1.A6:Sheet1.A6" chart:class="chart:scatter">
            <chart:domain table:cell-range-address="Sheet1.B6:Sheet1.B10"/>
            <chart:data-point chart:repeated="5"/>
          </chart:series>
          <chart:series chart:style-name="ch11" chart:values-cell-range-address="Sheet1.E11:Sheet1.E15" chart:label-cell-address="Sheet1.A11:Sheet1.A11" chart:class="chart:scatter">
            <chart:domain table:cell-range-address="Sheet1.B11:Sheet1.B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6000*1200, 1200*36000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3600, 3600*3600</text:p>
                <draw:g>
                  <svg:desc>Sheet1.A16:Sheet1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00, 12000*3600</text:p>
                <draw:g>
                  <svg:desc>Sheet1.A6:Sheet1.A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00*120, 120*3600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  <table:table-cell office:value-type="float" office:value="1">
                <text:p>1</text:p>
                <draw:g>
                  <svg:desc>Sheet1.B16:Sheet1.B20</svg:desc>
                </draw:g>
              </table:table-cell>
              <table:table-cell office:value-type="float" office:value="1">
                <text:p>1</text:p>
                <draw:g>
                  <svg:desc>Sheet1.E16:Sheet1.E20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1">
                <text:p>1</text:p>
                <draw:g>
                  <svg:desc>Sheet1.E6:Sheet1.E10</svg:desc>
                </draw:g>
              </table:table-cell>
              <table:table-cell office:value-type="float" office:value="1">
                <text:p>1</text:p>
                <draw:g>
                  <svg:desc>Sheet1.B11:Sheet1.B15</svg:desc>
                </draw:g>
              </table:table-cell>
              <table:table-cell office:value-type="float" office:value="1">
                <text:p>1</text:p>
                <draw:g>
                  <svg:desc>Sheet1.E11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7920760444125">
                <text:p>0.667920760444125</text:p>
              </table:table-cell>
              <table:table-cell office:value-type="float" office:value="2">
                <text:p>2</text:p>
              </table:table-cell>
              <table:table-cell office:value-type="float" office:value="0.978498076039655">
                <text:p>0.978498076039655</text:p>
              </table:table-cell>
              <table:table-cell office:value-type="float" office:value="2">
                <text:p>2</text:p>
              </table:table-cell>
              <table:table-cell office:value-type="float" office:value="0.743164495327511">
                <text:p>0.743164495327511</text:p>
              </table:table-cell>
              <table:table-cell office:value-type="float" office:value="2">
                <text:p>2</text:p>
              </table:table-cell>
              <table:table-cell office:value-type="float" office:value="1.53024326101249">
                <text:p>1.53024326101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84727239842507">
                <text:p>0.484727239842507</text:p>
              </table:table-cell>
              <table:table-cell office:value-type="float" office:value="4">
                <text:p>4</text:p>
              </table:table-cell>
              <table:table-cell office:value-type="float" office:value="0.73389349515786">
                <text:p>0.73389349515786</text:p>
              </table:table-cell>
              <table:table-cell office:value-type="float" office:value="4">
                <text:p>4</text:p>
              </table:table-cell>
              <table:table-cell office:value-type="float" office:value="0.738985034047387">
                <text:p>0.738985034047387</text:p>
              </table:table-cell>
              <table:table-cell office:value-type="float" office:value="4">
                <text:p>4</text:p>
              </table:table-cell>
              <table:table-cell office:value-type="float" office:value="1.14022000534426">
                <text:p>1.14022000534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4152004367099">
                <text:p>0.264152004367099</text:p>
              </table:table-cell>
              <table:table-cell office:value-type="float" office:value="8">
                <text:p>8</text:p>
              </table:table-cell>
              <table:table-cell office:value-type="float" office:value="0.435938627841059">
                <text:p>0.435938627841059</text:p>
              </table:table-cell>
              <table:table-cell office:value-type="float" office:value="8">
                <text:p>8</text:p>
              </table:table-cell>
              <table:table-cell office:value-type="float" office:value="0.471398279917322">
                <text:p>0.471398279917322</text:p>
              </table:table-cell>
              <table:table-cell office:value-type="float" office:value="8">
                <text:p>8</text:p>
              </table:table-cell>
              <table:table-cell office:value-type="float" office:value="0.849114486601221">
                <text:p>0.849114486601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7356613441543">
                <text:p>0.267356613441543</text:p>
              </table:table-cell>
              <table:table-cell office:value-type="float" office:value="16">
                <text:p>16</text:p>
              </table:table-cell>
              <table:table-cell office:value-type="float" office:value="0.423751510235374">
                <text:p>0.423751510235374</text:p>
              </table:table-cell>
              <table:table-cell office:value-type="float" office:value="16">
                <text:p>16</text:p>
              </table:table-cell>
              <table:table-cell office:value-type="float" office:value="0.451779761742124">
                <text:p>0.451779761742124</text:p>
              </table:table-cell>
              <table:table-cell office:value-type="float" office:value="16">
                <text:p>16</text:p>
              </table:table-cell>
              <table:table-cell office:value-type="float" office:value="0.485189887810794">
                <text:p>0.485189887810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